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rmanStemFilter.setStemmer( GermanStemmer stem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rmanStemFilter.GermanStemFilter( TokenStream in , Set exclus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rmanStemFilter.GermanStemFilter( Token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rmanStemFilter.next( final Token reusableTok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rmanStemFilter.setExclusionSet( Set exclus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